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15467b" officeooo:paragraph-rsid="0015467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bold" officeooo:rsid="00156c60" officeooo:paragraph-rsid="00156c6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2pt" fo:font-weight="bold" officeooo:rsid="0016a4cb" officeooo:paragraph-rsid="0016a4c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4c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RANDJIS Matthieu INF2-FI 08/11/2024 – Programmation Avancée</text:p>
      <text:p text:style-name="P1"/>
      <text:p text:style-name="P2">Exercice 3 :</text:p>
      <text:p text:style-name="P2"><text:span text:style-name="T1">Code 1</text:span></text:p>
      <text:p text:style-name="P2"><text:span text:style-name="T1"/></text:p>
      <text:p text:style-name="P2"><text:span text:style-name="T1">Modèle de programmation parallèle suivi : </text:span><text:span text:style-name="T2">SIMD</text:span></text:p>
      <text:p text:style-name="P3"><text:span text:style-name="T2">C</text:span><text:span text:style-name="T1">ar chaque thread exécute le même code mais pour des données différentes.</text:span></text:p>
      <text:p text:style-name="P2"><text:span text:style-name="T1">Paradigme choisi :</text:span></text:p>
      <text:p text:style-name="P3"><text:span text:style-name="T1">Utilisation de verrou Mutex</text:span></text:p>
      <text:p text:style-name="P3"><text:span text:style-name="T1"/></text:p>
      <text:p text:style-name="P2"><text:span text:style-name="T1">Est ce que le code correspond à ce qui a été proposé à l’exo 2 :</text:span></text:p>
      <text:p text:style-name="P2"><text:span text:style-name="T1"/></text:p>
      <text:p text:style-name="P2"><text:span text:style-name="T1">Analyse de la scalabilité forte et faible :</text:span></text:p>
      <text:p text:style-name="P2"><text:span text:style-name="T1"/></text:p>
      <text:p text:style-name="P2"><text:span text:style-name="T1">Implémentation que je conseil 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5:43:37.522000000</meta:creation-date>
    <dc:date>2024-11-08T15:56:21.813000000</dc:date>
    <meta:editing-duration>PT12M44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0" meta:word-count="66" meta:character-count="381" meta:non-whitespace-character-count="324"/>
  </office:meta>
</office:document-meta>
</file>